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2e0ae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2e0a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87d1d1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2e0a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2e0ae"/>
    </style:style>
    <style:style style:name="ce10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22" table:default-cell-style-name="ce10"/>
        <table:table-row table:style-name="ro1">
          <table:table-cell table:style-name="ce2" office:value-type="string" calcext:value-type="string" table:number-columns-spanned="1" table:number-rows-spanned="2">
            <text:p>Scrum Master</text:p>
            <text:p><text:span text:style-name="T1">Scrum Master</text:span></text:p>
          </table:table-cell>
          <table:table-cell table:style-name="ce7" office:value-type="string" calcext:value-type="string" table:number-columns-spanned="1" table:number-rows-spanned="2">
            <text:p>Abdullah Mohamad</text:p>
            <text:p>Elif Aksoy</text:p>
          </table:table-cell>
          <table:table-cell table:number-columns-repeated="1022"/>
        </table:table-row>
        <table:table-row table:style-name="ro1">
          <table:covered-table-cell table:number-columns-repeated="2" table:style-name="ce3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1" table:number-rows-spanned="2">
            <text:p>Product Owner Proxy</text:p>
            <text:p><text:span text:style-name="T1">Product Owner Proxy Proxy</text:span></text:p>
          </table:table-cell>
          <table:table-cell table:style-name="ce5" office:value-type="string" calcext:value-type="string" table:number-columns-spanned="1" table:number-rows-spanned="2">
            <text:p>Martin Dünkelmann</text:p>
            <text:p>Reinhold Jourdan</text:p>
          </table:table-cell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Default"/>
          <table:table-cell table:style-name="ce8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3">
            <text:p>Datenbank Experte</text:p>
            <text:p><text:span text:style-name="T1">Datenbank Experte</text:span></text:p>
            <text:p><text:span text:style-name="T1">Datenbank Experte</text:span></text:p>
          </table:table-cell>
          <table:table-cell table:style-name="ce7" office:value-type="string" calcext:value-type="string" table:number-columns-spanned="1" table:number-rows-spanned="3">
            <text:p>Cansu Bugdayci</text:p>
            <text:p>Eda Cim</text:p>
            <text:p>David Zirwes</text:p>
          </table:table-cell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ce6"/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ce6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1" table:number-rows-spanned="2">
            <text:p>Usability Experte</text:p>
            <text:p><text:span text:style-name="T2">Usability Experte</text:span></text:p>
          </table:table-cell>
          <table:table-cell table:style-name="ce5" office:value-type="string" calcext:value-type="string" table:number-columns-spanned="1" table:number-rows-spanned="2">
            <text:p>Renata Dragoun</text:p>
            <text:p>Döne Öztaskin</text:p>
          </table:table-cell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Default"/>
          <table:table-cell table:style-name="ce8"/>
          <table:table-cell table:number-columns-repeated="1021"/>
        </table:table-row>
        <table:table-row table:style-name="ro1">
          <table:table-cell table:style-name="ce7" office:value-type="string" calcext:value-type="string">
            <text:p>Software Architekt</text:p>
          </table:table-cell>
          <table:table-cell table:style-name="ce7" office:value-type="string" calcext:value-type="string">
            <text:p>Ali Benjaanid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1" table:number-rows-spanned="3">
            <text:p>Quality Manager</text:p>
            <text:p><text:span text:style-name="T1">Quality Manager</text:span></text:p>
            <text:p><text:span text:style-name="T1">Quality Manager</text:span></text:p>
          </table:table-cell>
          <table:table-cell table:style-name="ce5" office:value-type="string" calcext:value-type="string" table:number-columns-spanned="1" table:number-rows-spanned="3">
            <text:p>Renata Dragoun</text:p>
            <text:p>Döne Öztaskin</text:p>
            <text:p>David Zirwes</text:p>
          </table:table-cell>
          <table:table-cell table:style-name="ce8"/>
          <table:table-cell table:number-columns-repeated="1021"/>
        </table:table-row>
        <table:table-row table:style-name="ro1">
          <table:covered-table-cell table:number-columns-repeated="2" table:style-name="Default"/>
          <table:table-cell table:number-columns-repeated="1022"/>
        </table:table-row>
        <table:table-row table:style-name="ro1">
          <table:covered-table-cell table:number-columns-repeated="2" table:style-name="Default"/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1" table:number-rows-spanned="2">
            <text:p>Test Manager</text:p>
            <text:p><text:span text:style-name="T1">Test Manager</text:span></text:p>
          </table:table-cell>
          <table:table-cell table:style-name="ce7" office:value-type="string" calcext:value-type="string" table:number-columns-spanned="1" table:number-rows-spanned="2">
            <text:p>Elif Aksoy</text:p>
            <text:p>Hajar Menssouri</text:p>
          </table:table-cell>
          <table:table-cell table:number-columns-repeated="1022"/>
        </table:table-row>
        <table:table-row table:style-name="ro1">
          <table:covered-table-cell table:number-columns-repeated="2" table:style-name="Default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1" table:number-rows-spanned="3">
            <text:p>Senior Programmer</text:p>
            <text:p><text:span text:style-name="T1">Senior Programmer</text:span></text:p>
            <text:p><text:span text:style-name="T1">Senior Programmer</text:span></text:p>
          </table:table-cell>
          <table:table-cell table:style-name="ce5" office:value-type="string" calcext:value-type="string" table:number-columns-spanned="1" table:number-rows-spanned="3">
            <text:p>Martin Dünkelmann</text:p>
            <text:p>Abdullah Mohamad</text:p>
            <text:p>Reinhold Jourdan</text:p>
          </table:table-cell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.00.0000</text:date>, <text:time style:data-style-name="N2" text:time-value="13:39:08.0267904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08T13:44:45.448863115</dc:date>
    <meta:editing-duration>PT4H36M31S</meta:editing-duration>
    <meta:editing-cycles>30</meta:editing-cycles>
    <meta:document-statistic meta:table-count="1" meta:cell-count="16" meta:object-count="0"/>
  </office:meta>
</office:document-meta>
</file>